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958cm" fo:min-width="6.04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06cm"/>
    </style:style>
    <style:style style:name="gr4" style:family="graphic" style:parent-style-name="standard">
      <style:graphic-properties draw:stroke="none" svg:stroke-color="#000000" draw:fill="none" draw:fill-color="#ffffff" fo:min-height="0.4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0.414cm" svg:x="0.986cm" svg:y="0.653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line draw:style-name="gr2" draw:text-style-name="P2" draw:layer="layout" svg:x1="2.256cm" svg:y1="9.035cm" svg:x2="12.797cm" svg:y2="9.035cm">
          <text:p/>
        </draw:line>
        <draw:line draw:style-name="gr2" draw:text-style-name="P2" draw:layer="layout" svg:x1="5.812cm" svg:y1="3.447cm" svg:x2="9.241cm" svg:y2="3.447cm">
          <text:p/>
        </draw:line>
        <draw:line draw:style-name="gr2" draw:text-style-name="P2" draw:layer="layout" svg:x1="3.399cm" svg:y1="7.257cm" svg:x2="11.654cm" svg:y2="7.257cm">
          <text:p/>
        </draw:line>
        <draw:line draw:style-name="gr2" draw:text-style-name="P2" draw:layer="layout" svg:x1="4.669cm" svg:y1="5.225cm" svg:x2="10.384cm" svg:y2="5.225cm">
          <text:p/>
        </draw:line>
        <draw:frame draw:style-name="gr3" draw:text-style-name="P4" draw:layer="layout" svg:width="5.715cm" svg:height="0.856cm" svg:x="4.796cm" svg:y="9.643cm">
          <draw:text-box>
            <text:p text:style-name="P3"><text:span text:style-name="T1">单元测</text:span><text:span text:style-name="T1">试</text:span></text:p>
          </draw:text-box>
        </draw:frame>
        <draw:frame draw:style-name="gr3" draw:text-style-name="P6" draw:layer="layout" svg:width="5.715cm" svg:height="0.856cm" svg:x="4.669cm" svg:y="2.591cm">
          <draw:text-box>
            <text:p text:style-name="P5"><text:span text:style-name="T2">人工探索式</text:span><text:span text:style-name="T2">测试</text:span></text:p>
          </draw:text-box>
        </draw:frame>
        <draw:frame draw:style-name="gr3" draw:text-style-name="P4" draw:layer="layout" svg:width="5.715cm" svg:height="0.856cm" svg:x="4.796cm" svg:y="7.798cm">
          <draw:text-box>
            <text:p text:style-name="P3"><text:span text:style-name="T1">组件测</text:span><text:span text:style-name="T1">试</text:span></text:p>
          </draw:text-box>
        </draw:frame>
        <draw:frame draw:style-name="gr3" draw:text-style-name="P4" draw:layer="layout" svg:width="5.715cm" svg:height="0.856cm" svg:x="4.796cm" svg:y="5.887cm">
          <draw:text-box>
            <text:p text:style-name="P3"><text:span text:style-name="T1">集成测试</text:span></text:p>
          </draw:text-box>
        </draw:frame>
        <draw:frame draw:style-name="gr3" draw:text-style-name="P4" draw:layer="layout" svg:width="5.715cm" svg:height="0.856cm" svg:x="4.796cm" svg:y="3.855cm">
          <draw:text-box>
            <text:p text:style-name="P3"><text:span text:style-name="T1">系统测试</text:span></text:p>
          </draw:text-box>
        </draw:frame>
        <draw:frame draw:style-name="gr4" draw:text-style-name="P4" draw:layer="layout" svg:width="2.413cm" svg:height="0.831cm" svg:x="1.267cm" svg:y="10.178cm">
          <draw:text-box>
            <text:p text:style-name="P3"><text:span text:style-name="T1">~100%</text:span></text:p>
          </draw:text-box>
        </draw:frame>
        <draw:frame draw:style-name="gr4" draw:text-style-name="P4" draw:layer="layout" svg:width="2.413cm" svg:height="0.831cm" svg:x="2.41cm" svg:y="8.204cm">
          <draw:text-box>
            <text:p text:style-name="P3"><text:span text:style-name="T1">~50%</text:span></text:p>
          </draw:text-box>
        </draw:frame>
        <draw:frame draw:style-name="gr4" draw:text-style-name="P4" draw:layer="layout" svg:width="2.413cm" svg:height="0.831cm" svg:x="3.453cm" svg:y="6.426cm">
          <draw:text-box>
            <text:p text:style-name="P3"><text:span text:style-name="T1">~20%</text:span></text:p>
          </draw:text-box>
        </draw:frame>
        <draw:frame draw:style-name="gr4" draw:text-style-name="P4" draw:layer="layout" svg:width="2.413cm" svg:height="0.831cm" svg:x="4.596cm" svg:y="4.394cm">
          <draw:text-box>
            <text:p text:style-name="P3"><text:span text:style-name="T1">~10%</text:span></text:p>
          </draw:text-box>
        </draw:frame>
        <draw:frame draw:style-name="gr4" draw:text-style-name="P4" draw:layer="layout" svg:width="2.413cm" svg:height="0.831cm" svg:x="6.293cm" svg:y="1.515cm">
          <draw:text-box>
            <text:p text:style-name="P3"><text:span text:style-name="T1">~5%</text:span></text:p>
          </draw:text-box>
        </draw:frame>
        <draw:frame draw:style-name="gr4" draw:text-style-name="P4" draw:layer="layout" svg:width="2.413cm" svg:height="0.831cm" svg:x="8.071cm" svg:y="4.394cm">
          <draw:text-box>
            <text:p text:style-name="P3"><text:span text:style-name="T1">GUI</text:span></text:p>
          </draw:text-box>
        </draw:frame>
        <draw:frame draw:style-name="gr4" draw:text-style-name="P4" draw:layer="layout" svg:width="2.413cm" svg:height="0.831cm" svg:x="9.341cm" svg:y="6.426cm">
          <draw:text-box>
            <text:p text:style-name="P3"><text:span text:style-name="T1">API</text:span></text:p>
          </draw:text-box>
        </draw:frame>
        <draw:frame draw:style-name="gr4" draw:text-style-name="P4" draw:layer="layout" svg:width="2.413cm" svg:height="0.831cm" svg:x="10.384cm" svg:y="8.204cm">
          <draw:text-box>
            <text:p text:style-name="P3"><text:span text:style-name="T1">API</text:span></text:p>
          </draw:text-box>
        </draw:frame>
        <draw:frame draw:style-name="gr4" draw:text-style-name="P4" draw:layer="layout" svg:width="2.413cm" svg:height="0.831cm" svg:x="11.654cm" svg:y="10.236cm">
          <draw:text-box>
            <text:p text:style-name="P3"><text:span text:style-name="T1">XUn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DejaVu Serif" fo:font-family="'DejaVu Serif'" style:font-style-name="Book" style:font-family-generic="roman" style:font-pitch="variable" fo:font-size="12pt" fo:text-shadow="none" style:text-underline-style="none" style:letter-kerning="true" style:font-name-asian="DejaVu Sans1" style:font-family-asian="'DejaVu Sans'" style:font-style-name-asian="Book" style:font-family-generic-asian="swiss" style:font-pitch-asian="variable" style:font-weight-asian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23:47:52.218513847</meta:creation-date>
    <dc:date>2018-07-14T00:17:51.151129360</dc:date>
    <meta:editing-duration>PT55S</meta:editing-duration>
    <meta:editing-cycles>1</meta:editing-cycles>
    <meta:document-statistic meta:object-count="19"/>
    <meta:generator>LibreOffice/6.0.5.2$Linux_X86_64 LibreOffice_project/00m0$Build-2</meta:generator>
  </office:meta>
</office:document-meta>
</file>